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261883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2 kWh</text:p>
          </table:table-cell>
          <table:table-cell office:value-type="float" office:value="589.84" calcext:value-type="float">
            <text:p>589.84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3.63" calcext:value-type="float">
            <text:p>3.63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11.54" calcext:value-type="float">
            <text:p>-311.54</text:p>
          </table:table-cell>
          <table:table-cell office:value-type="string" calcext:value-type="string">
            <text:p>T-0</text:p>
          </table:table-cell>
          <table:table-cell office:value-type="float" office:value="366.4" calcext:value-type="float">
            <text:p>366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33 kWh</text:p>
          </table:table-cell>
          <table:table-cell office:value-type="float" office:value="749.49" calcext:value-type="float">
            <text:p>749.49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4.38" calcext:value-type="float">
            <text:p>4.38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95.86" calcext:value-type="float">
            <text:p>-395.86</text:p>
          </table:table-cell>
          <table:table-cell office:value-type="string" calcext:value-type="string">
            <text:p>T-0</text:p>
          </table:table-cell>
          <table:table-cell office:value-type="float" office:value="442.16" calcext:value-type="float">
            <text:p>442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15 kWh</text:p>
          </table:table-cell>
          <table:table-cell office:value-type="float" office:value="608.22" calcext:value-type="float">
            <text:p>608.22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3.71" calcext:value-type="float">
            <text:p>3.71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21.26" calcext:value-type="float">
            <text:p>-321.26</text:p>
          </table:table-cell>
          <table:table-cell office:value-type="string" calcext:value-type="string">
            <text:p>T-0</text:p>
          </table:table-cell>
          <table:table-cell office:value-type="float" office:value="374.48" calcext:value-type="float">
            <text:p>374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16 kWh</text:p>
          </table:table-cell>
          <table:table-cell office:value-type="float" office:value="613.3" calcext:value-type="float">
            <text:p>613.3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3.73" calcext:value-type="float">
            <text:p>3.73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23.94" calcext:value-type="float">
            <text:p>-323.94</text:p>
          </table:table-cell>
          <table:table-cell office:value-type="string" calcext:value-type="string">
            <text:p>T-0</text:p>
          </table:table-cell>
          <table:table-cell office:value-type="float" office:value="376.55" calcext:value-type="float">
            <text:p>376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7 kWh</text:p>
          </table:table-cell>
          <table:table-cell office:value-type="float" office:value="770.65" calcext:value-type="float">
            <text:p>770.65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4.47" calcext:value-type="float">
            <text:p>4.47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07.04" calcext:value-type="float">
            <text:p>-407.04</text:p>
          </table:table-cell>
          <table:table-cell office:value-type="string" calcext:value-type="string">
            <text:p>T-0</text:p>
          </table:table-cell>
          <table:table-cell office:value-type="float" office:value="451.21" calcext:value-type="float">
            <text:p>451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3 kWh</text:p>
          </table:table-cell>
          <table:table-cell office:value-type="float" office:value="737.1" calcext:value-type="float">
            <text:p>737.1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4.31" calcext:value-type="float">
            <text:p>4.31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89.32" calcext:value-type="float">
            <text:p>-389.32</text:p>
          </table:table-cell>
          <table:table-cell office:value-type="string" calcext:value-type="string">
            <text:p>T-0</text:p>
          </table:table-cell>
          <table:table-cell office:value-type="float" office:value="434.88" calcext:value-type="float">
            <text:p>434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1 kWh</text:p>
          </table:table-cell>
          <table:table-cell office:value-type="float" office:value="718.98" calcext:value-type="float">
            <text:p>718.98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4.22" calcext:value-type="float">
            <text:p>4.22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79.76" calcext:value-type="float">
            <text:p>-379.76</text:p>
          </table:table-cell>
          <table:table-cell office:value-type="string" calcext:value-type="string">
            <text:p>T-0</text:p>
          </table:table-cell>
          <table:table-cell office:value-type="float" office:value="425.89" calcext:value-type="float">
            <text:p>425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2 kWh</text:p>
          </table:table-cell>
          <table:table-cell office:value-type="float" office:value="723.66" calcext:value-type="float">
            <text:p>723.66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4.24" calcext:value-type="float">
            <text:p>4.24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82.2" calcext:value-type="float">
            <text:p>-382.2</text:p>
          </table:table-cell>
          <table:table-cell office:value-type="string" calcext:value-type="string">
            <text:p>T-0</text:p>
          </table:table-cell>
          <table:table-cell office:value-type="float" office:value="427.81" calcext:value-type="float">
            <text:p>427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6 kWh</text:p>
          </table:table-cell>
          <table:table-cell office:value-type="float" office:value="737.34" calcext:value-type="float">
            <text:p>737.34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4.3" calcext:value-type="float">
            <text:p>4.3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88.83" calcext:value-type="float">
            <text:p>-388.83</text:p>
          </table:table-cell>
          <table:table-cell office:value-type="string" calcext:value-type="string">
            <text:p>T-0</text:p>
          </table:table-cell>
          <table:table-cell office:value-type="float" office:value="434.58" calcext:value-type="float">
            <text:p>434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46 kWh</text:p>
          </table:table-cell>
          <table:table-cell office:value-type="float" office:value="804.29" calcext:value-type="float">
            <text:p>804.29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4.62" calcext:value-type="float">
            <text:p>4.62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24.01" calcext:value-type="float">
            <text:p>-424.01</text:p>
          </table:table-cell>
          <table:table-cell office:value-type="string" calcext:value-type="string">
            <text:p>T-0</text:p>
          </table:table-cell>
          <table:table-cell office:value-type="float" office:value="466.35" calcext:value-type="float">
            <text:p>466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20 kWh</text:p>
          </table:table-cell>
          <table:table-cell office:value-type="float" office:value="612.13" calcext:value-type="float">
            <text:p>612.13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3.71" calcext:value-type="float">
            <text:p>3.71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22.7" calcext:value-type="float">
            <text:p>-322.7</text:p>
          </table:table-cell>
          <table:table-cell office:value-type="string" calcext:value-type="string">
            <text:p>T-0</text:p>
          </table:table-cell>
          <table:table-cell office:value-type="float" office:value="374.25" calcext:value-type="float">
            <text:p>374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26 kWh</text:p>
          </table:table-cell>
          <table:table-cell office:value-type="float" office:value="653.23" calcext:value-type="float">
            <text:p>653.23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3.9" calcext:value-type="float">
            <text:p>3.9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44.36" calcext:value-type="float">
            <text:p>-344.36</text:p>
          </table:table-cell>
          <table:table-cell office:value-type="string" calcext:value-type="string">
            <text:p>T-0</text:p>
          </table:table-cell>
          <table:table-cell office:value-type="float" office:value="393.55" calcext:value-type="float">
            <text:p>393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19:25.523000000</meta:creation-date>
    <dc:date>2018-03-26T10:23:52.234000000</dc:date>
    <meta:editing-duration>PT4M27S</meta:editing-duration>
    <meta:editing-cycles>1</meta:editing-cycles>
    <meta:document-statistic meta:table-count="1" meta:cell-count="168" meta:object-count="0"/>
    <meta:generator>LibreOffice/5.3.4.2$Windows_x86 LibreOffice_project/f82d347ccc0be322489bf7da61d7e4ad13fe2ff3</meta:generator>
  </office:meta>
</office:document-meta>
</file>